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Inter" svg:font-family="Inter, OpenSans, Helvetica, Arial, sans-serif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Bengali" svg:font-family="'Lohit Bengali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ubik" svg:font-family="Rubik, system-ui, 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rsid="000d1ad4" officeooo:paragraph-rsid="000d1ad4"/>
    </style:style>
    <style:style style:name="P2" style:family="paragraph" style:parent-style-name="Standard">
      <style:text-properties officeooo:rsid="000e5e32" officeooo:paragraph-rsid="000e5e32"/>
    </style:style>
    <style:style style:name="P3" style:family="paragraph" style:parent-style-name="Standard" style:list-style-name="L3">
      <style:text-properties officeooo:rsid="000e5e32" officeooo:paragraph-rsid="000e5e32"/>
    </style:style>
    <style:style style:name="P4" style:family="paragraph" style:parent-style-name="Standard">
      <style:text-properties fo:font-weight="bold" officeooo:rsid="000ff773" officeooo:paragraph-rsid="000ff773" style:font-weight-asian="bold" style:font-weight-complex="bold"/>
    </style:style>
    <style:style style:name="P5" style:family="paragraph" style:parent-style-name="Standard">
      <style:text-properties fo:font-weight="bold" officeooo:rsid="001404a7" officeooo:paragraph-rsid="001404a7" style:font-weight-asian="bold" style:font-weight-complex="bold"/>
    </style:style>
    <style:style style:name="P6" style:family="paragraph" style:parent-style-name="Standard">
      <style:text-properties fo:font-weight="bold" officeooo:rsid="00153ad3" officeooo:paragraph-rsid="00153ad3" style:font-weight-asian="bold" style:font-weight-complex="bold"/>
    </style:style>
    <style:style style:name="P7" style:family="paragraph" style:parent-style-name="Standard">
      <style:text-properties fo:font-weight="bold" officeooo:rsid="0016befd" officeooo:paragraph-rsid="0016befd" style:font-weight-asian="bold" style:font-weight-complex="bold"/>
    </style:style>
    <style:style style:name="P8" style:family="paragraph" style:parent-style-name="Standard" style:list-style-name="L3">
      <style:text-properties officeooo:paragraph-rsid="000e5e32"/>
    </style:style>
    <style:style style:name="P9" style:family="paragraph" style:parent-style-name="Standard" style:list-style-name="L4">
      <style:text-properties officeooo:rsid="000ff773" officeooo:paragraph-rsid="000ff773"/>
    </style:style>
    <style:style style:name="P10" style:family="paragraph" style:parent-style-name="Standard">
      <style:text-properties officeooo:rsid="000ff773" officeooo:paragraph-rsid="000ff773"/>
    </style:style>
    <style:style style:name="P11" style:family="paragraph" style:parent-style-name="Standard" style:list-style-name="L5">
      <style:text-properties officeooo:rsid="000ff773" officeooo:paragraph-rsid="000ff773"/>
    </style:style>
    <style:style style:name="P12" style:family="paragraph" style:parent-style-name="Standard" style:list-style-name="L6">
      <style:text-properties officeooo:rsid="001077ad" officeooo:paragraph-rsid="001077ad"/>
    </style:style>
    <style:style style:name="P13" style:family="paragraph" style:parent-style-name="Standard">
      <style:text-properties officeooo:rsid="001077ad" officeooo:paragraph-rsid="001077ad"/>
    </style:style>
    <style:style style:name="P14" style:family="paragraph" style:parent-style-name="Standard" style:list-style-name="L8">
      <style:text-properties officeooo:rsid="001077ad" officeooo:paragraph-rsid="001077ad"/>
    </style:style>
    <style:style style:name="P15" style:family="paragraph" style:parent-style-name="Standard" style:list-style-name="L9">
      <style:text-properties officeooo:rsid="001077ad" officeooo:paragraph-rsid="001077ad"/>
    </style:style>
    <style:style style:name="P16" style:family="paragraph" style:parent-style-name="Standard" style:list-style-name="L9">
      <style:text-properties officeooo:rsid="001077ad" officeooo:paragraph-rsid="00120b7b"/>
    </style:style>
    <style:style style:name="P17" style:family="paragraph" style:parent-style-name="Standard" style:list-style-name="L10">
      <style:text-properties officeooo:rsid="001077ad" officeooo:paragraph-rsid="001077ad"/>
    </style:style>
    <style:style style:name="P18" style:family="paragraph" style:parent-style-name="Standard" style:list-style-name="L11">
      <style:text-properties officeooo:rsid="001077ad" officeooo:paragraph-rsid="00120b7b"/>
    </style:style>
    <style:style style:name="P19" style:family="paragraph" style:parent-style-name="Standard" style:list-style-name="L12">
      <style:text-properties officeooo:rsid="001077ad" officeooo:paragraph-rsid="001077ad"/>
    </style:style>
    <style:style style:name="P20" style:family="paragraph" style:parent-style-name="Standard" style:list-style-name="L13">
      <style:text-properties officeooo:rsid="001077ad" officeooo:paragraph-rsid="00120b7b"/>
    </style:style>
    <style:style style:name="P21" style:family="paragraph" style:parent-style-name="Standard" style:list-style-name="L14">
      <style:text-properties officeooo:rsid="001077ad" officeooo:paragraph-rsid="001077ad"/>
    </style:style>
    <style:style style:name="P22" style:family="paragraph" style:parent-style-name="Standard" style:list-style-name="L15">
      <style:text-properties officeooo:rsid="001077ad" officeooo:paragraph-rsid="00120b7b"/>
    </style:style>
    <style:style style:name="P23" style:family="paragraph" style:parent-style-name="Standard">
      <style:text-properties officeooo:rsid="001077ad" officeooo:paragraph-rsid="00120b7b"/>
    </style:style>
    <style:style style:name="P24" style:family="paragraph" style:parent-style-name="Standard" style:list-style-name="L7">
      <style:text-properties officeooo:paragraph-rsid="001077ad"/>
    </style:style>
    <style:style style:name="P25" style:family="paragraph" style:parent-style-name="Standard" style:list-style-name="L17">
      <style:text-properties fo:font-weight="normal" officeooo:rsid="00153ad3" officeooo:paragraph-rsid="00153ad3" style:font-weight-asian="normal" style:font-weight-complex="normal"/>
    </style:style>
    <style:style style:name="P26" style:family="paragraph" style:parent-style-name="Standard" style:list-style-name="L17">
      <style:text-properties fo:font-weight="normal" officeooo:rsid="0016befd" officeooo:paragraph-rsid="0016befd" style:font-weight-asian="normal" style:font-weight-complex="normal"/>
    </style:style>
    <style:style style:name="P27" style:family="paragraph" style:parent-style-name="Standard">
      <style:text-properties style:font-name="Liberation Serif" fo:font-weight="bold" officeooo:rsid="000d1ad4" officeooo:paragraph-rsid="000d1ad4" style:font-weight-asian="bold" style:font-weight-complex="bold"/>
    </style:style>
    <style:style style:name="P28" style:family="paragraph" style:parent-style-name="Standard" style:list-style-name="L1">
      <style:text-properties style:font-name="Liberation Serif" officeooo:paragraph-rsid="000d1ad4"/>
    </style:style>
    <style:style style:name="P29" style:family="paragraph" style:parent-style-name="Standard" style:list-style-name="L1">
      <style:text-properties style:font-name="Liberation Serif" officeooo:rsid="000d1ad4" officeooo:paragraph-rsid="000d1ad4"/>
    </style:style>
    <style:style style:name="P30" style:family="paragraph" style:parent-style-name="Standard">
      <style:text-properties officeooo:rsid="001404a7" officeooo:paragraph-rsid="001404a7"/>
    </style:style>
    <style:style style:name="P31" style:family="paragraph" style:parent-style-name="Standard">
      <style:text-properties officeooo:rsid="0016befd" officeooo:paragraph-rsid="0016befd"/>
    </style:style>
    <style:style style:name="T1" style:family="text">
      <style:text-properties officeooo:rsid="000d1ad4"/>
    </style:style>
    <style:style style:name="T2" style:family="text">
      <style:text-properties officeooo:rsid="000e5e3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212121" loext:opacity="100%" style:font-name="Inter" fo:font-size="9pt" fo:letter-spacing="normal" fo:font-style="normal" fo:font-weight="normal"/>
    </style:style>
    <style:style style:name="T5" style:family="text">
      <style:text-properties fo:font-variant="normal" fo:text-transform="none" fo:color="#212121" loext:opacity="100%" style:font-name="Inter" fo:font-size="9pt" fo:letter-spacing="normal" fo:font-style="normal" fo:font-weight="normal" officeooo:rsid="001077ad"/>
    </style:style>
    <style:style style:name="T6" style:family="text">
      <style:text-properties officeooo:rsid="001077ad"/>
    </style:style>
    <style:style style:name="T7" style:family="text">
      <style:text-properties officeooo:rsid="00120b7b"/>
    </style:style>
    <style:style style:name="T8" style:family="text">
      <style:text-properties officeooo:rsid="00128fe1"/>
    </style:style>
    <style:style style:name="T9" style:family="text">
      <style:text-properties officeooo:rsid="00134fa5"/>
    </style:style>
    <style:style style:name="T10" style:family="text">
      <style:text-properties officeooo:rsid="0016bef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Set <text:span text:style-name="T8">U</text:span>p the <text:span text:style-name="T8">A</text:span>pp</text:p>
      <text:list xml:id="list3435918302" text:style-name="L1">
        <text:list-item>
          <text:p text:style-name="P28"><text:span text:style-name="T1">Git clone and checkout to main branch.</text:span></text:p>
        </text:list-item>
        <text:list-item>
          <text:p text:style-name="P29">Go inside “app” folder and open terminal in it.</text:p>
        </text:list-item>
        <text:list-item>
          <text:p text:style-name="P28"><text:span text:style-name="T1">Type in the terminal “npm install” to install the dependencies.</text:span></text:p>
        </text:list-item>
        <text:list-item>
          <text:p text:style-name="P29">Make sure to up the mongodb server.</text:p>
        </text:list-item>
        <text:list-item>
          <text:p text:style-name="P29">Type “node app.js” to run the server. <text:span text:style-name="T9">(port declared as 3001)</text:span></text:p>
        </text:list-item>
        <text:list-item>
          <text:p text:style-name="P29">Type “npm <text:span text:style-name="T2">r</text:span>un test” to run the unit test.</text:p>
        </text:list-item>
      </text:list>
      <text:p text:style-name="P1"/>
      <text:p text:style-name="P2"><text:span text:style-name="T3">Project Architecture</text:span></text:p>
      <text:list xml:id="list1083229864" text:style-name="L3">
        <text:list-item>
          <text:p text:style-name="P8"><text:span text:style-name="T2">folder structure - </text:span></text:p>
          <text:list>
            <text:list-item>
              <text:p text:style-name="P3">models – To store the database schema</text:p>
            </text:list-item>
            <text:list-item>
              <text:p text:style-name="P3">routes – To configure the routes of the API</text:p>
            </text:list-item>
            <text:list-item>
              <text:p text:style-name="P8"><text:span text:style-name="T2">controllers – To connect the routes and services in between</text:span></text:p>
            </text:list-item>
            <text:list-item>
              <text:p text:style-name="P3">services – To contain the business logic for API</text:p>
            </text:list-item>
            <text:list-item>
              <text:p text:style-name="P3">validators – Back-end validations for the inputs coming from the request-body</text:p>
            </text:list-item>
          </text:list>
        </text:list-item>
      </text:list>
      <text:list xml:id="list1774538095" text:style-name="L4">
        <text:list-item>
          <text:p text:style-name="P9">services, controllers and routes have break down into several folders according to the models</text:p>
        </text:list-item>
      </text:list>
      <text:list xml:id="list2383623447" text:style-name="L5">
        <text:list-item>
          <text:p text:style-name="P11">category</text:p>
        </text:list-item>
        <text:list-item>
          <text:p text:style-name="P11">subcategory</text:p>
        </text:list-item>
        <text:list-item>
          <text:p text:style-name="P11">issue</text:p>
        </text:list-item>
        <text:list-item>
          <text:p text:style-name="P11">comment</text:p>
        </text:list-item>
        <text:list-item>
          <text:p text:style-name="P11">image</text:p>
        </text:list-item>
      </text:list>
      <text:p text:style-name="P10"/>
      <text:p text:style-name="P4">Routes</text:p>
      <text:p text:style-name="P13">Check the routes folder for REST details.</text:p>
      <text:list xml:id="list1049476867" text:style-name="L6">
        <text:list-item>
          <text:p text:style-name="P12">Category</text:p>
        </text:list-item>
      </text:list>
      <text:list xml:id="list427287237" text:style-name="L7">
        <text:list-item>
          <text:p text:style-name="P24"><text:a xlink:type="simple" xlink:href="http://localhost:3001/api/category/get_categories" text:style-name="Internet_20_link" text:visited-style-name="Visited_20_Internet_20_Link"><text:span text:style-name="T4">http://localhost:3001/api/</text:span></text:a><text:a xlink:type="simple" xlink:href="http://localhost:3001/api/category/get_categories" text:style-name="Internet_20_link" text:visited-style-name="Visited_20_Internet_20_Link"><text:span text:style-name="T5">category</text:span></text:a><text:a xlink:type="simple" xlink:href="http://localhost:3001/api/category/get_categories" text:style-name="Internet_20_link" text:visited-style-name="Visited_20_Internet_20_Link">/get_categories</text:a> <text:span text:style-name="T6">(GET)</text:span></text:p>
        </text:list-item>
        <text:list-item>
          <text:p text:style-name="P24"><text:a xlink:type="simple" xlink:href="http://localhost:3001/api/category/create_category" text:style-name="Internet_20_link" text:visited-style-name="Visited_20_Internet_20_Link"><text:span text:style-name="T4">http://localhost:3001/api/</text:span></text:a><text:a xlink:type="simple" xlink:href="http://localhost:3001/api/category/create_category" text:style-name="Internet_20_link" text:visited-style-name="Visited_20_Internet_20_Link"><text:span text:style-name="T5">category</text:span></text:a><text:a xlink:type="simple" xlink:href="http://localhost:3001/api/category/create_category" text:style-name="Internet_20_link" text:visited-style-name="Visited_20_Internet_20_Link">/create_category</text:a> <text:span text:style-name="T6">(POST)</text:span></text:p>
        </text:list-item>
        <text:list-item>
          <text:p text:style-name="P24"><text:a xlink:type="simple" xlink:href="http://localhost:3001/api/category/update_category" text:style-name="Internet_20_link" text:visited-style-name="Visited_20_Internet_20_Link"><text:span text:style-name="T4">http://localhost:3001/api/</text:span></text:a><text:a xlink:type="simple" xlink:href="http://localhost:3001/api/category/update_category" text:style-name="Internet_20_link" text:visited-style-name="Visited_20_Internet_20_Link"><text:span text:style-name="T5">category</text:span></text:a><text:a xlink:type="simple" xlink:href="http://localhost:3001/api/category/update_category" text:style-name="Internet_20_link" text:visited-style-name="Visited_20_Internet_20_Link">/update_category</text:a> <text:span text:style-name="T7">(PUT)</text:span></text:p>
        </text:list-item>
        <text:list-item>
          <text:p text:style-name="P24"><text:a xlink:type="simple" xlink:href="http://localhost:3001/api/category/delete_category" text:style-name="Internet_20_link" text:visited-style-name="Visited_20_Internet_20_Link"><text:span text:style-name="T4">http://localhost:3001/api/</text:span></text:a><text:a xlink:type="simple" xlink:href="http://localhost:3001/api/category/delete_category" text:style-name="Internet_20_link" text:visited-style-name="Visited_20_Internet_20_Link"><text:span text:style-name="T5">category</text:span></text:a><text:a xlink:type="simple" xlink:href="http://localhost:3001/api/category/delete_category" text:style-name="Internet_20_link" text:visited-style-name="Visited_20_Internet_20_Link">/delete_category</text:a> <text:span text:style-name="T7">(DELETE)</text:span></text:p>
        </text:list-item>
      </text:list>
      <text:list xml:id="list2794952458" text:style-name="L8">
        <text:list-item>
          <text:p text:style-name="P14">Subcategory</text:p>
        </text:list-item>
      </text:list>
      <text:list xml:id="list2488459854" text:style-name="L9">
        <text:list-item>
          <text:p text:style-name="P15"><text:a xlink:type="simple" xlink:href="http://localhost:3001/api/subcategory/get_subcategories" text:style-name="Internet_20_link" text:visited-style-name="Visited_20_Internet_20_Link"><text:span text:style-name="T4">http://localhost:3001/api/subcategory</text:span></text:a><text:a xlink:type="simple" xlink:href="http://localhost:3001/api/subcategory/get_subcategories" text:style-name="Internet_20_link" text:visited-style-name="Visited_20_Internet_20_Link">/get_subcategories</text:a> <text:span text:style-name="T7">(GET)</text:span></text:p>
        </text:list-item>
        <text:list-item>
          <text:p text:style-name="P15"><text:a xlink:type="simple" xlink:href="http://localhost:3001/api/subcategory/create_subcategory" text:style-name="Internet_20_link" text:visited-style-name="Visited_20_Internet_20_Link"><text:span text:style-name="T4">http://localhost:3001/api/subcategory</text:span></text:a><text:a xlink:type="simple" xlink:href="http://localhost:3001/api/subcategory/create_subcategory" text:style-name="Internet_20_link" text:visited-style-name="Visited_20_Internet_20_Link">/create_subcategory</text:a> <text:span text:style-name="T7">(POST)</text:span></text:p>
        </text:list-item>
        <text:list-item>
          <text:p text:style-name="P15"><text:a xlink:type="simple" xlink:href="http://localhost:3001/api/subcategory/update_subcategory" text:style-name="Internet_20_link" text:visited-style-name="Visited_20_Internet_20_Link"><text:span text:style-name="T4">http://localhost:3001/api/subcategory</text:span></text:a><text:a xlink:type="simple" xlink:href="http://localhost:3001/api/subcategory/update_subcategory" text:style-name="Internet_20_link" text:visited-style-name="Visited_20_Internet_20_Link">/update_subcategory</text:a> <text:span text:style-name="T7">(PUT)</text:span></text:p>
        </text:list-item>
        <text:list-item>
          <text:p text:style-name="P15"><text:a xlink:type="simple" xlink:href="http://localhost:3001/api/subcategory/delete_subcategory" text:style-name="Internet_20_link" text:visited-style-name="Visited_20_Internet_20_Link"><text:span text:style-name="T4">http://localhost:3001/api/subcategory</text:span></text:a><text:a xlink:type="simple" xlink:href="http://localhost:3001/api/subcategory/delete_subcategory" text:style-name="Internet_20_link" text:visited-style-name="Visited_20_Internet_20_Link">/delete_subcategory</text:a> <text:span text:style-name="T7">(DELETE)</text:span></text:p>
        </text:list-item>
        <text:list-item>
          <text:p text:style-name="P16"><text:a xlink:type="simple" xlink:href="http://localhost:3001/api/subcategory/delete_subcategory_by_category" text:style-name="Internet_20_link" text:visited-style-name="Visited_20_Internet_20_Link"><text:span text:style-name="T4">http://localhost:3001/api/subcategory</text:span></text:a><text:a xlink:type="simple" xlink:href="http://localhost:3001/api/subcategory/delete_subcategory_by_category" text:style-name="Internet_20_link" text:visited-style-name="Visited_20_Internet_20_Link">/delete_subcategory_by_category</text:a> <text:span text:style-name="T7">(DELETE)</text:span></text:p>
        </text:list-item>
      </text:list>
      <text:list xml:id="list2096816752" text:style-name="L10">
        <text:list-item>
          <text:p text:style-name="P17">Issue</text:p>
        </text:list-item>
      </text:list>
      <text:list xml:id="list1816269271" text:style-name="L11">
        <text:list-item>
          <text:p text:style-name="P18"><text:a xlink:type="simple" xlink:href="http://localhost:3001/api/issue/get_issue_by_id" text:style-name="Internet_20_link" text:visited-style-name="Visited_20_Internet_20_Link"><text:span text:style-name="T4">http://localhost:3001/api/issue</text:span></text:a><text:a xlink:type="simple" xlink:href="http://localhost:3001/api/issue/get_issue_by_id" text:style-name="Internet_20_link" text:visited-style-name="Visited_20_Internet_20_Link">/get_issue_by_id</text:a> <text:span text:style-name="T7">(GET)</text:span></text:p>
        </text:list-item>
        <text:list-item>
          <text:p text:style-name="P18"><text:a xlink:type="simple" xlink:href="http://localhost:3001/api/issue/get_issues" text:style-name="Internet_20_link" text:visited-style-name="Visited_20_Internet_20_Link"><text:span text:style-name="T4">http://localhost:3001/api/issue</text:span></text:a><text:a xlink:type="simple" xlink:href="http://localhost:3001/api/issue/get_issues" text:style-name="Internet_20_link" text:visited-style-name="Visited_20_Internet_20_Link">/get_issues</text:a> <text:span text:style-name="T7">(GET)</text:span></text:p>
        </text:list-item>
        <text:list-item>
          <text:p text:style-name="P18"><text:a xlink:type="simple" xlink:href="http://localhost:3001/api/issue/create_issue" text:style-name="Internet_20_link" text:visited-style-name="Visited_20_Internet_20_Link"><text:span text:style-name="T4">http://localhost:3001/api/issue</text:span></text:a><text:a xlink:type="simple" xlink:href="http://localhost:3001/api/issue/create_issue" text:style-name="Internet_20_link" text:visited-style-name="Visited_20_Internet_20_Link">/create_issue</text:a> <text:span text:style-name="T7">(POST)</text:span></text:p>
        </text:list-item>
        <text:list-item>
          <text:p text:style-name="P18"><text:a xlink:type="simple" xlink:href="http://localhost:3001/api/issue/update_issue" text:style-name="Internet_20_link" text:visited-style-name="Visited_20_Internet_20_Link"><text:span text:style-name="T4">http://localhost:3001/api/issue</text:span></text:a><text:a xlink:type="simple" xlink:href="http://localhost:3001/api/issue/update_issue" text:style-name="Internet_20_link" text:visited-style-name="Visited_20_Internet_20_Link">/update_issue</text:a> <text:span text:style-name="T7">(PUT)</text:span></text:p>
        </text:list-item>
        <text:list-item>
          <text:p text:style-name="P18"><text:a xlink:type="simple" xlink:href="http://localhost:3001/api/issue/delete_issue" text:style-name="Internet_20_link" text:visited-style-name="Visited_20_Internet_20_Link"><text:span text:style-name="T4">http://localhost:3001/api/issue</text:span></text:a><text:a xlink:type="simple" xlink:href="http://localhost:3001/api/issue/delete_issue" text:style-name="Internet_20_link" text:visited-style-name="Visited_20_Internet_20_Link">/delete_issue</text:a> <text:span text:style-name="T7">(DELETE)</text:span></text:p>
        </text:list-item>
      </text:list>
      <text:list xml:id="list43106121" text:style-name="L12">
        <text:list-item>
          <text:p text:style-name="P19">Comment</text:p>
        </text:list-item>
      </text:list>
      <text:list xml:id="list2581954379" text:style-name="L13">
        <text:list-item>
          <text:p text:style-name="P20"><text:a xlink:type="simple" xlink:href="http://localhost:3001/api/comment/get_comments_by_issue" text:style-name="Internet_20_link" text:visited-style-name="Visited_20_Internet_20_Link"><text:span text:style-name="T4">http://localhost:3001/api/comment</text:span></text:a><text:a xlink:type="simple" xlink:href="http://localhost:3001/api/comment/get_comments_by_issue" text:style-name="Internet_20_link" text:visited-style-name="Visited_20_Internet_20_Link">/get_comments_by_issue</text:a> <text:span text:style-name="T7">(GET)</text:span></text:p>
        </text:list-item>
        <text:list-item>
          <text:p text:style-name="P20"><text:a xlink:type="simple" xlink:href="http://localhost:3001/api/comment/create_comment" text:style-name="Internet_20_link" text:visited-style-name="Visited_20_Internet_20_Link"><text:span text:style-name="T4">http://localhost:3001/api/comment</text:span></text:a><text:a xlink:type="simple" xlink:href="http://localhost:3001/api/comment/create_comment" text:style-name="Internet_20_link" text:visited-style-name="Visited_20_Internet_20_Link">/create_comment</text:a> <text:span text:style-name="T7">(POST)</text:span></text:p>
        </text:list-item>
        <text:list-item>
          <text:p text:style-name="P20"><text:a xlink:type="simple" xlink:href="http://localhost:3001/api/comment/update_comment" text:style-name="Internet_20_link" text:visited-style-name="Visited_20_Internet_20_Link"><text:span text:style-name="T4">http://localhost:3001/api/comment</text:span></text:a><text:a xlink:type="simple" xlink:href="http://localhost:3001/api/comment/update_comment" text:style-name="Internet_20_link" text:visited-style-name="Visited_20_Internet_20_Link">/update_comment</text:a> <text:span text:style-name="T7">(PUT)</text:span></text:p>
        </text:list-item>
        <text:list-item>
          <text:p text:style-name="P20"><text:a xlink:type="simple" xlink:href="http://localhost:3001/api/comment/delete_comment" text:style-name="Internet_20_link" text:visited-style-name="Visited_20_Internet_20_Link"><text:span text:style-name="T4">http://localhost:3001/api/comment</text:span></text:a><text:a xlink:type="simple" xlink:href="http://localhost:3001/api/comment/delete_comment" text:style-name="Internet_20_link" text:visited-style-name="Visited_20_Internet_20_Link">/delete_comment</text:a> <text:span text:style-name="T7">(DELETE)</text:span></text:p>
        </text:list-item>
        <text:list-item>
          <text:p text:style-name="P20"><text:a xlink:type="simple" xlink:href="http://localhost:3001/api/comment/delete_comment_by_issue" text:style-name="Internet_20_link" text:visited-style-name="Visited_20_Internet_20_Link"><text:span text:style-name="T4">http://localhost:3001/api/comment</text:span></text:a><text:a xlink:type="simple" xlink:href="http://localhost:3001/api/comment/delete_comment_by_issue" text:style-name="Internet_20_link" text:visited-style-name="Visited_20_Internet_20_Link">/delete_comment_by_issue</text:a> <text:span text:style-name="T7">(DELETE)</text:span></text:p>
        </text:list-item>
      </text:list>
      <text:list xml:id="list3521478335" text:style-name="L14">
        <text:list-item>
          <text:p text:style-name="P21">Image</text:p>
        </text:list-item>
      </text:list>
      <text:list xml:id="list2128162148" text:style-name="L15">
        <text:list-item>
          <text:p text:style-name="P22"><text:a xlink:type="simple" xlink:href="http://localhost:3001/api/image/get_image_by_issue" text:style-name="Internet_20_link" text:visited-style-name="Visited_20_Internet_20_Link"><text:span text:style-name="T4">http://localhost:3001/api/image</text:span></text:a><text:a xlink:type="simple" xlink:href="http://localhost:3001/api/image/get_image_by_issue" text:style-name="Internet_20_link" text:visited-style-name="Visited_20_Internet_20_Link">/get_image_by_issue</text:a> <text:span text:style-name="T7">(GET)</text:span></text:p>
        </text:list-item>
        <text:list-item>
          <text:p text:style-name="P22"><text:soft-page-break/><text:a xlink:type="simple" xlink:href="http://localhost:3001/api/image/get_image_by_comment" text:style-name="Internet_20_link" text:visited-style-name="Visited_20_Internet_20_Link"><text:span text:style-name="T4">http://localhost:3001/api/image</text:span></text:a><text:a xlink:type="simple" xlink:href="http://localhost:3001/api/image/get_image_by_comment" text:style-name="Internet_20_link" text:visited-style-name="Visited_20_Internet_20_Link">/get_image_by_comment</text:a> <text:span text:style-name="T7">(GET)</text:span></text:p>
        </text:list-item>
        <text:list-item>
          <text:p text:style-name="P22"><text:a xlink:type="simple" xlink:href="http://localhost:3001/api/image/upload_image" text:style-name="Internet_20_link" text:visited-style-name="Visited_20_Internet_20_Link"><text:span text:style-name="T4">http://localhost:3001/api/image</text:span></text:a><text:a xlink:type="simple" xlink:href="http://localhost:3001/api/image/upload_image" text:style-name="Internet_20_link" text:visited-style-name="Visited_20_Internet_20_Link">/upload_image</text:a> <text:span text:style-name="T7">(POST)</text:span></text:p>
        </text:list-item>
        <text:list-item>
          <text:p text:style-name="P22"><text:a xlink:type="simple" xlink:href="http://localhost:3001/api/image/update_image" text:style-name="Internet_20_link" text:visited-style-name="Visited_20_Internet_20_Link"><text:span text:style-name="T4">http://localhost:3001/api/image</text:span></text:a><text:a xlink:type="simple" xlink:href="http://localhost:3001/api/image/update_image" text:style-name="Internet_20_link" text:visited-style-name="Visited_20_Internet_20_Link">/update_image</text:a> <text:span text:style-name="T7">(PUT)</text:span></text:p>
        </text:list-item>
        <text:list-item>
          <text:p text:style-name="P22"><text:a xlink:type="simple" xlink:href="http://localhost:3001/api/image/delete_image" text:style-name="Internet_20_link" text:visited-style-name="Visited_20_Internet_20_Link"><text:span text:style-name="T4">http://localhost:3001/api/image</text:span></text:a><text:a xlink:type="simple" xlink:href="http://localhost:3001/api/image/delete_image" text:style-name="Internet_20_link" text:visited-style-name="Visited_20_Internet_20_Link">/delete_image</text:a> <text:span text:style-name="T7">(DELETE)</text:span></text:p>
        </text:list-item>
        <text:list-item>
          <text:p text:style-name="P22"><text:a xlink:type="simple" xlink:href="http://localhost:3001/api/image/delete_images" text:style-name="Internet_20_link" text:visited-style-name="Visited_20_Internet_20_Link"><text:span text:style-name="T4">http://localhost:3001/api/image</text:span></text:a><text:a xlink:type="simple" xlink:href="http://localhost:3001/api/image/delete_images" text:style-name="Internet_20_link" text:visited-style-name="Visited_20_Internet_20_Link">/delete_images</text:a> <text:span text:style-name="T7">(DELETE)</text:span></text:p>
        </text:list-item>
      </text:list>
      <text:p text:style-name="P23"/>
      <text:p text:style-name="P7">Validations</text:p>
      <text:p text:style-name="P31">Validations have created using “joi” npm library.</text:p>
      <text:p text:style-name="P13"/>
      <text:p text:style-name="P5">Technology used</text:p>
      <text:p text:style-name="P30">Node JS with MongoDB (mongoose)</text:p>
      <text:p text:style-name="P30"/>
      <text:p text:style-name="P6">Unit Test</text:p>
      <text:list xml:id="list2661655073" text:style-name="L17">
        <text:list-item>
          <text:p text:style-name="P25">To run the unit test type in terminal “npm run test”.</text:p>
        </text:list-item>
        <text:list-item>
          <text:p text:style-name="P25">test.js file has the <text:span text:style-name="T10">unit testing data.</text:span></text:p>
        </text:list-item>
        <text:list-item>
          <text:p text:style-name="P26">test.js file is created using “chai” and “chai-http” npm librarie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Inter" svg:font-family="Inter, OpenSans, Helvetica, Arial, sans-serif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Bengali" svg:font-family="'Lohit Bengali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ubik" svg:font-family="Rubik, system-ui, 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2T11:53:54.912700986</meta:creation-date>
    <dc:date>2022-12-22T12:58:04.905035014</dc:date>
    <meta:editing-duration>PT9M3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60" meta:word-count="281" meta:character-count="2570" meta:non-whitespace-character-count="2394"/>
  </office:meta>
</office:document-meta>
</file>